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lassiqu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8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>
            <text:p>Forum de la ligue</text:p>
          </table:table-cell>
          <table:table-cell table:number-columns-repeated="1022"/>
        </table:table-row>
        <table:table-row table:style-name="ro4">
          <table:table-cell/>
          <table:table-cell table:style-name="ce8" office:value-type="string">
            <text:p>Affichage stats des joueurs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expert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pip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national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4"/>
          <table:table-cell table:style-name="ce9" office:value-type="string">
            <text:p>Mode de jeu coupe/à la journée</text:p>
          </table:table-cell>
          <table:table-cell table:style-name="ce4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25/02/2018</text:date>, <text:time>17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2-25T17:49:28.41</dc:date>
    <dc:creator>Max Plaiz</dc:creator>
    <meta:editing-duration>PT7H15M10S</meta:editing-duration>
    <meta:editing-cycles>21</meta:editing-cycles>
    <meta:generator>OpenOffice/4.1.3$Win32 OpenOffice.org_project/413m1$Build-9783</meta:generator>
    <meta:document-statistic meta:table-count="1" meta:cell-count="50" meta:object-count="0"/>
  </office:meta>
</office:document-meta>
</file>